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Helvetica" svg:font-family="Helvetica" style:font-family-generic="swiss" style:font-pitch="variable" svg:panose-1="2 11 6 4 2 2 2 2 2 4"/>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BodyText" style:master-page-name="MP0" style:family="paragraph">
      <style:paragraph-properties fo:break-before="page" fo:text-align="center"/>
    </style:style>
    <style:style style:name="T7" style:parent-style-name="DefaultParagraphFont" style:family="text">
      <style:text-properties style:font-name="Helvetica" style:font-name-complex="Helvetica" style:font-weight-complex="bold" fo:font-size="10.5pt" style:font-size-asian="10.5pt" style:font-size-complex="10.5pt" fo:language="fr" fo:country="FR"/>
    </style:style>
    <style:style style:name="P8" style:parent-style-name="BodyText" style:family="paragraph">
      <style:paragraph-properties fo:text-align="center"/>
    </style:style>
    <style:style style:name="T9" style:parent-style-name="DefaultParagraphFont" style:family="text">
      <style:text-properties style:font-name="Helvetica" style:font-name-complex="Helvetica" style:font-weight-complex="bold" fo:font-size="10.5pt" style:font-size-asian="10.5pt" style:font-size-complex="10.5pt" fo:language="fr" fo:country="FR"/>
    </style:style>
    <style:style style:name="P10" style:parent-style-name="BodyText" style:family="paragraph">
      <style:paragraph-properties fo:text-align="center"/>
      <style:text-properties style:font-name="Helvetica" style:font-name-complex="Helvetica" fo:font-weight="bold" style:font-weight-asian="bold" fo:font-size="10.5pt" style:font-size-asian="10.5pt" style:font-size-complex="10.5pt" style:text-underline-type="single" style:text-underline-style="solid" style:text-underline-width="auto" style:text-underline-mode="continuous" fo:language="fr" fo:country="FR"/>
    </style:style>
    <style:style style:name="P11" style:parent-style-name="BodyText" style:family="paragraph">
      <style:paragraph-properties fo:text-align="center"/>
      <style:text-properties style:font-name="Helvetica" style:font-name-complex="Helvetica" fo:font-weight="bold" style:font-weight-asian="bold" fo:font-size="10.5pt" style:font-size-asian="10.5pt" style:font-size-complex="10.5pt" style:text-underline-type="single" style:text-underline-style="solid" style:text-underline-width="auto" style:text-underline-mode="continuous" fo:language="fr" fo:country="FR"/>
    </style:style>
    <style:style style:name="P12" style:parent-style-name="BodyText" style:family="paragraph">
      <style:paragraph-properties fo:text-align="center"/>
      <style:text-properties style:font-name="Helvetica" style:font-name-complex="Helvetica" fo:font-weight="bold" style:font-weight-asian="bold" fo:font-size="10.5pt" style:font-size-asian="10.5pt" style:font-size-complex="10.5pt" style:text-underline-type="single" style:text-underline-style="solid" style:text-underline-width="auto" style:text-underline-mode="continuous" fo:language="fr" fo:country="FR"/>
    </style:style>
    <style:style style:name="P13" style:parent-style-name="BodyText" style:family="paragraph">
      <style:paragraph-properties fo:text-align="center"/>
      <style:text-properties style:font-name="Helvetica" style:font-name-complex="Helvetica" fo:font-weight="bold" style:font-weight-asian="bold" fo:font-size="10.5pt" style:font-size-asian="10.5pt" style:font-size-complex="10.5pt" style:text-underline-type="single" style:text-underline-style="solid" style:text-underline-width="auto" style:text-underline-mode="continuous" fo:language="fr" fo:country="FR"/>
    </style:style>
    <style:style style:name="P14" style:parent-style-name="BodyText" style:family="paragraph">
      <style:paragraph-properties fo:text-align="center"/>
    </style:style>
    <style:style style:name="P15" style:parent-style-name="BodyText" style:family="paragraph">
      <style:text-properties style:font-name="Helvetica" style:font-name-complex="Helvetica" fo:text-shadow="0.0145in 0.0145in 0.0416in #000000" fo:color="#000000" fo:font-size="14pt" style:font-size-asian="14pt" style:font-size-complex="14pt"/>
    </style:style>
    <style:style style:name="P16" style:parent-style-name="BodyText" style:family="paragraph">
      <style:text-properties style:font-name="Helvetica" style:font-name-complex="Helvetica" fo:text-shadow="0.0145in 0.0145in 0.0416in #000000" fo:color="#000000" fo:font-size="14pt" style:font-size-asian="14pt" style:font-size-complex="14pt"/>
    </style:style>
    <style:style style:name="P17" style:parent-style-name="BodyText" style:family="paragraph">
      <style:text-properties style:font-name="Helvetica" style:font-name-complex="Helvetica" fo:text-shadow="0.0145in 0.0145in 0.0416in #000000" fo:color="#000000" fo:font-size="14pt" style:font-size-asian="14pt" style:font-size-complex="14pt"/>
    </style:style>
    <style:style style:name="P18" style:parent-style-name="BodyText" style:family="paragraph">
      <style:paragraph-properties fo:text-align="center"/>
      <style:text-properties style:font-name="Helvetica" style:font-name-complex="Helvetica" fo:font-weight="bold" style:font-weight-asian="bold" fo:font-size="10.5pt" style:font-size-asian="10.5pt" style:font-size-complex="10.5pt" style:text-underline-type="single" style:text-underline-style="solid" style:text-underline-width="auto" style:text-underline-mode="continuous"/>
    </style:style>
    <style:style style:name="P19" style:parent-style-name="BodyText" style:family="paragraph">
      <style:paragraph-properties fo:text-align="center"/>
      <style:text-properties style:font-name="Helvetica" style:font-name-complex="Helvetica" fo:font-weight="bold" style:font-weight-asian="bold" fo:font-size="10.5pt" style:font-size-asian="10.5pt" style:font-size-complex="10.5pt" style:text-underline-type="single" style:text-underline-style="solid" style:text-underline-width="auto" style:text-underline-mode="continuous"/>
    </style:style>
    <style:style style:name="P20" style:parent-style-name="Normal" style:family="paragraph">
      <style:paragraph-properties fo:text-align="justify" fo:margin-right="-0.0006in">
        <style:tab-stops>
          <style:tab-stop style:type="left" style:position="3.5437in"/>
          <style:tab-stop style:type="left" style:position="3.9375in"/>
        </style:tab-stops>
      </style:paragraph-properties>
      <style:text-properties style:font-name="Helvetica" style:font-name-asian="Times New Roman" style:font-name-complex="Helvetica" fo:font-weight="bold" style:font-weight-asian="bold" style:font-weight-complex="bold" fo:color="#212121" fo:font-size="10.5pt" style:font-size-asian="10.5pt" style:font-size-complex="10.5pt" fo:language="en" fo:country="US" style:language-asian="en" style:country-asian="GB"/>
    </style:style>
    <style:style style:name="P21" style:parent-style-name="Normal" style:family="paragraph">
      <style:paragraph-properties fo:text-align="justify" fo:margin-right="-0.0006in">
        <style:tab-stops>
          <style:tab-stop style:type="left" style:position="3.5437in"/>
          <style:tab-stop style:type="left" style:position="3.9375in"/>
        </style:tab-stops>
      </style:paragraph-properties>
      <style:text-properties style:font-name="Helvetica" style:font-name-asian="Times New Roman" style:font-name-complex="Helvetica" fo:font-weight="bold" style:font-weight-asian="bold" style:font-weight-complex="bold" fo:color="#212121" fo:font-size="10.5pt" style:font-size-asian="10.5pt" style:font-size-complex="10.5pt" fo:language="en" fo:country="GB" style:language-asian="en" style:country-asian="GB"/>
    </style:style>
    <style:style style:name="P22" style:parent-style-name="Normal" style:family="paragraph">
      <style:paragraph-properties fo:text-align="justify" fo:margin-right="-0.0006in">
        <style:tab-stops>
          <style:tab-stop style:type="left" style:position="3.5437in"/>
          <style:tab-stop style:type="left" style:position="3.9375in"/>
        </style:tab-stops>
      </style:paragraph-properties>
      <style:text-properties style:font-name="Helvetica" style:font-name-asian="Times New Roman" style:font-name-complex="Helvetica" fo:color="#212121" fo:font-size="10.5pt" style:font-size-asian="10.5pt" style:font-size-complex="10.5pt" fo:language="en" fo:country="GB" style:language-asian="en" style:country-asian="GB"/>
    </style:style>
    <style:style style:name="P23" style:parent-style-name="Normal" style:family="paragraph">
      <style:paragraph-properties fo:text-align="justify" fo:margin-right="-0.0006in">
        <style:tab-stops>
          <style:tab-stop style:type="left" style:position="3.5437in"/>
          <style:tab-stop style:type="left" style:position="3.9375in"/>
        </style:tab-stops>
      </style:paragraph-properties>
      <style:text-properties style:font-name="Helvetica" style:font-name-asian="Times New Roman" style:font-name-complex="Helvetica" fo:color="#212121" fo:font-size="10.5pt" style:font-size-asian="10.5pt" style:font-size-complex="10.5pt" fo:language="en" fo:country="US" style:language-asian="en" style:country-asian="GB"/>
    </style:style>
    <style:style style:name="P24" style:parent-style-name="Normal" style:family="paragraph">
      <style:paragraph-properties fo:text-align="justify" fo:margin-right="-0.0006in">
        <style:tab-stops>
          <style:tab-stop style:type="left" style:position="3.5437in"/>
          <style:tab-stop style:type="left" style:position="3.9375in"/>
        </style:tab-stops>
      </style:paragraph-properties>
      <style:text-properties style:font-name="Helvetica" style:font-name-asian="Times New Roman" style:font-name-complex="Helvetica" fo:color="#212121" fo:font-size="10.5pt" style:font-size-asian="10.5pt" style:font-size-complex="10.5pt" fo:language="en" fo:country="US" style:language-asian="en" style:country-asian="GB"/>
    </style:style>
    <style:style style:name="TableColumn26" style:family="table-column">
      <style:table-column-properties style:column-width="3.7666in"/>
    </style:style>
    <style:style style:name="TableColumn27" style:family="table-column">
      <style:table-column-properties style:column-width="3.7111in"/>
    </style:style>
    <style:style style:name="Table25" style:family="table">
      <style:table-properties style:width="7.4777in" fo:margin-left="-0.0034in" table:align="left"/>
    </style:style>
    <style:style style:name="TableRow28" style:family="table-row">
      <style:table-row-properties/>
    </style:style>
    <style:style style:name="TableCell29" style:family="table-cell">
      <style:table-cell-properties fo:border="0.0069in solid #BFBFBF" style:writing-mode="lr-tb" fo:padding-top="0in" fo:padding-left="0.075in" fo:padding-bottom="0in" fo:padding-right="0.075in"/>
    </style:style>
    <style:style style:name="T30" style:parent-style-name="DefaultParagraphFont" style:family="text">
      <style:text-properties style:font-name="Helvetica" style:font-name-complex="Helvetica" style:font-weight-complex="bold" fo:font-size="10.5pt" style:font-size-asian="10.5pt" style:font-size-complex="10.5pt"/>
    </style:style>
    <style:style style:name="T31" style:parent-style-name="DefaultParagraphFont" style:family="text">
      <style:text-properties style:font-name="Helvetica" style:font-name-asian="Times New Roman" style:font-name-complex="Helvetica" fo:font-style="italic" style:font-style-asian="italic" style:font-style-complex="italic" fo:color="#808080" fo:font-size="10.5pt" style:font-size-asian="10.5pt" style:font-size-complex="10.5pt" fo:language="en" fo:country="GB" style:language-asian="en" style:country-asian="GB"/>
    </style:style>
    <style:style style:name="T32" style:parent-style-name="DefaultParagraphFont" style:family="text">
      <style:text-properties style:font-name="Helvetica" style:font-name-complex="Helvetica" style:font-weight-complex="bold" fo:font-size="10.5pt" style:font-size-asian="10.5pt" style:font-size-complex="10.5pt"/>
    </style:style>
    <style:style style:name="TableCell33" style:family="table-cell">
      <style:table-cell-properties fo:border="0.0069in solid #BFBFBF" style:writing-mode="lr-tb" fo:padding-top="0in" fo:padding-left="0.075in" fo:padding-bottom="0in" fo:padding-right="0.075in"/>
    </style:style>
    <style:style style:name="T34" style:parent-style-name="DefaultParagraphFont" style:family="text">
      <style:text-properties style:font-name="Helvetica" style:font-name-asian="Times New Roman" style:font-name-complex="Helvetica" fo:font-size="10.5pt" style:font-size-asian="10.5pt" style:font-size-complex="10.5pt" style:language-asian="en" style:country-asian="GB"/>
    </style:style>
    <style:style style:name="T35" style:parent-style-name="DefaultParagraphFont" style:family="text">
      <style:text-properties style:font-name="Helvetica" style:font-name-asian="Times New Roman" style:font-name-complex="Helvetica" fo:font-size="10.5pt" style:font-size-asian="10.5pt" style:font-size-complex="10.5pt" style:language-asian="en" style:country-asian="GB"/>
    </style:style>
    <style:style style:name="T36" style:parent-style-name="DefaultParagraphFont" style:family="text">
      <style:text-properties style:font-name="Helvetica" style:font-name-asian="Times New Roman" style:font-name-complex="Helvetica" fo:font-size="10.5pt" style:font-size-asian="10.5pt" style:font-size-complex="10.5pt" style:language-asian="en" style:country-asian="GB"/>
    </style:style>
    <style:style style:name="T37" style:parent-style-name="DefaultParagraphFont" style:family="text">
      <style:text-properties style:font-name="Helvetica" style:font-name-asian="Times New Roman" style:font-name-complex="Helvetica" fo:font-size="10.5pt" style:font-size-asian="10.5pt" style:font-size-complex="10.5pt" style:language-asian="en" style:country-asian="GB"/>
    </style:style>
    <style:style style:name="T38" style:parent-style-name="DefaultParagraphFont" style:family="text">
      <style:text-properties style:font-name="Helvetica" style:font-name-asian="Times New Roman" style:font-name-complex="Helvetica" fo:font-size="10.5pt" style:font-size-asian="10.5pt" style:font-size-complex="10.5pt" style:language-asian="en" style:country-asian="GB"/>
    </style:style>
    <style:style style:name="T39" style:parent-style-name="DefaultParagraphFont" style:family="text">
      <style:text-properties style:font-name="Helvetica" style:font-name-asian="Times New Roman" style:font-name-complex="Helvetica" fo:font-style="italic" style:font-style-asian="italic" style:font-style-complex="italic" fo:color="#808080" fo:font-size="10.5pt" style:font-size-asian="10.5pt" style:font-size-complex="10.5pt" style:language-asian="en" style:country-asian="GB"/>
    </style:style>
    <style:style style:name="T40" style:parent-style-name="DefaultParagraphFont" style:family="text">
      <style:text-properties style:font-name="Helvetica" style:font-name-asian="Times New Roman" style:font-name-complex="Helvetica" fo:font-size="10.5pt" style:font-size-asian="10.5pt" style:font-size-complex="10.5pt" style:language-asian="en" style:country-asian="GB"/>
    </style:style>
    <style:style style:name="TableRow41" style:family="table-row">
      <style:table-row-properties/>
    </style:style>
    <style:style style:name="TableCell42" style:family="table-cell">
      <style:table-cell-properties fo:border="0.0069in solid #BFBFBF" style:writing-mode="lr-tb" fo:padding-top="0in" fo:padding-left="0.075in" fo:padding-bottom="0in" fo:padding-right="0.075in"/>
    </style:style>
    <style:style style:name="T43" style:parent-style-name="DefaultParagraphFont" style:family="text">
      <style:text-properties style:font-name="Helvetica" style:font-name-complex="Helvetica" style:font-weight-complex="bold" fo:font-size="10.5pt" style:font-size-asian="10.5pt" style:font-size-complex="10.5pt"/>
    </style:style>
    <style:style style:name="T44" style:parent-style-name="DefaultParagraphFont" style:family="text">
      <style:text-properties style:font-name="Helvetica" style:font-name-asian="Times New Roman" style:font-name-complex="Helvetica" fo:font-style="italic" style:font-style-asian="italic" style:font-style-complex="italic" fo:color="#808080" fo:font-size="10.5pt" style:font-size-asian="10.5pt" style:font-size-complex="10.5pt" fo:language="en" fo:country="GB" style:language-asian="en" style:country-asian="GB"/>
    </style:style>
    <style:style style:name="T45" style:parent-style-name="DefaultParagraphFont" style:family="text">
      <style:text-properties style:font-name="Helvetica" style:font-name-complex="Helvetica" style:font-weight-complex="bold" fo:font-size="10.5pt" style:font-size-asian="10.5pt" style:font-size-complex="10.5pt"/>
    </style:style>
    <style:style style:name="TableCell46" style:family="table-cell">
      <style:table-cell-properties fo:border="0.0069in solid #BFBFBF" style:writing-mode="lr-tb" fo:padding-top="0in" fo:padding-left="0.075in" fo:padding-bottom="0in" fo:padding-right="0.075in"/>
    </style:style>
    <style:style style:name="T47" style:parent-style-name="DefaultParagraphFont" style:family="text">
      <style:text-properties style:font-name="Helvetica" style:font-name-asian="Times New Roman" style:font-name-complex="Helvetica" fo:font-size="10.5pt" style:font-size-asian="10.5pt" style:font-size-complex="10.5pt" style:language-asian="en" style:country-asian="GB"/>
    </style:style>
    <style:style style:name="T48" style:parent-style-name="DefaultParagraphFont" style:family="text">
      <style:text-properties style:font-name="Helvetica" style:font-name-asian="Times New Roman" style:font-name-complex="Helvetica" fo:font-size="10.5pt" style:font-size-asian="10.5pt" style:font-size-complex="10.5pt" style:language-asian="en" style:country-asian="GB"/>
    </style:style>
    <style:style style:name="T49" style:parent-style-name="DefaultParagraphFont" style:family="text">
      <style:text-properties style:font-name="Helvetica" style:font-name-asian="Times New Roman" style:font-name-complex="Helvetica" fo:font-size="10.5pt" style:font-size-asian="10.5pt" style:font-size-complex="10.5pt" style:language-asian="en" style:country-asian="GB"/>
    </style:style>
    <style:style style:name="T50" style:parent-style-name="DefaultParagraphFont" style:family="text">
      <style:text-properties style:font-name="Helvetica" style:font-name-asian="Times New Roman" style:font-name-complex="Helvetica" fo:font-size="10.5pt" style:font-size-asian="10.5pt" style:font-size-complex="10.5pt" style:language-asian="en" style:country-asian="GB"/>
    </style:style>
    <style:style style:name="T51" style:parent-style-name="DefaultParagraphFont" style:family="text">
      <style:text-properties style:font-name="Helvetica" style:font-name-asian="Times New Roman" style:font-name-complex="Helvetica" fo:font-size="10.5pt" style:font-size-asian="10.5pt" style:font-size-complex="10.5pt" style:language-asian="en" style:country-asian="GB"/>
    </style:style>
    <style:style style:name="T52" style:parent-style-name="DefaultParagraphFont" style:family="text">
      <style:text-properties style:font-name="Helvetica" style:font-name-asian="Times New Roman" style:font-name-complex="Helvetica" fo:font-size="10.5pt" style:font-size-asian="10.5pt" style:font-size-complex="10.5pt" style:language-asian="en" style:country-asian="GB"/>
    </style:style>
    <style:style style:name="T53" style:parent-style-name="DefaultParagraphFont" style:family="text">
      <style:text-properties style:font-name="Helvetica" style:font-name-asian="Times New Roman" style:font-name-complex="Helvetica" fo:font-size="10.5pt" style:font-size-asian="10.5pt" style:font-size-complex="10.5pt" style:language-asian="en" style:country-asian="GB"/>
    </style:style>
    <style:style style:name="T54" style:parent-style-name="DefaultParagraphFont" style:family="text">
      <style:text-properties style:font-name="Helvetica" style:font-name-asian="Times New Roman" style:font-name-complex="Helvetica" fo:font-style="italic" style:font-style-asian="italic" style:font-style-complex="italic" fo:color="#808080" fo:font-size="10.5pt" style:font-size-asian="10.5pt" style:font-size-complex="10.5pt" style:language-asian="en" style:country-asian="GB"/>
    </style:style>
    <style:style style:name="T55" style:parent-style-name="DefaultParagraphFont" style:family="text">
      <style:text-properties style:font-name="Helvetica" style:font-name-asian="Times New Roman" style:font-name-complex="Helvetica" fo:font-size="10.5pt" style:font-size-asian="10.5pt" style:font-size-complex="10.5pt" style:language-asian="en" style:country-asian="GB"/>
    </style:style>
    <style:style style:name="P56" style:parent-style-name="BodyText" style:family="paragraph">
      <style:text-properties fo:language="fr" fo:country="FR"/>
    </style:style>
    <style:style style:name="TableRow57" style:family="table-row">
      <style:table-row-properties/>
    </style:style>
    <style:style style:name="TableCell58" style:family="table-cell">
      <style:table-cell-properties fo:border="0.0069in solid #BFBFBF" style:writing-mode="lr-tb" fo:padding-top="0in" fo:padding-left="0.075in" fo:padding-bottom="0in" fo:padding-right="0.075in"/>
    </style:style>
    <style:style style:name="P59" style:parent-style-name="BodyText" style:family="paragraph">
      <style:paragraph-properties>
        <style:tab-stops>
          <style:tab-stop style:type="left" style:position="1.927in"/>
          <style:tab-stop style:type="center" style:position="3.6618in"/>
        </style:tab-stops>
      </style:paragraph-properties>
    </style:style>
    <style:style style:name="T60" style:parent-style-name="DefaultParagraphFont" style:family="text">
      <style:text-properties style:font-name="Helvetica" style:font-name-complex="Helvetica" style:font-weight-complex="bold" fo:font-size="10.5pt" style:font-size-asian="10.5pt" style:font-size-complex="10.5pt"/>
    </style:style>
    <style:style style:name="T61" style:parent-style-name="DefaultParagraphFont" style:family="text">
      <style:text-properties style:font-name="Helvetica" style:font-name-asian="Times New Roman" style:font-name-complex="Helvetica" fo:font-style="italic" style:font-style-asian="italic" style:font-style-complex="italic" fo:color="#808080" fo:font-size="10.5pt" style:font-size-asian="10.5pt" style:font-size-complex="10.5pt" fo:language="en" fo:country="GB" style:language-asian="en" style:country-asian="GB"/>
    </style:style>
    <style:style style:name="T62" style:parent-style-name="DefaultParagraphFont" style:family="text">
      <style:text-properties style:font-name="Helvetica" style:font-name-complex="Helvetica" style:font-weight-complex="bold" fo:font-size="10.5pt" style:font-size-asian="10.5pt" style:font-size-complex="10.5pt"/>
    </style:style>
    <style:style style:name="P63" style:parent-style-name="BodyText" style:family="paragraph">
      <style:paragraph-properties>
        <style:tab-stops>
          <style:tab-stop style:type="left" style:position="1.927in"/>
          <style:tab-stop style:type="center" style:position="3.6618in"/>
        </style:tab-stops>
      </style:paragraph-properties>
    </style:style>
    <style:style style:name="TableCell64" style:family="table-cell">
      <style:table-cell-properties fo:border="0.0069in solid #BFBFBF" style:writing-mode="lr-tb" fo:padding-top="0in" fo:padding-left="0.075in" fo:padding-bottom="0in" fo:padding-right="0.075in"/>
    </style:style>
    <style:style style:name="T65" style:parent-style-name="DefaultParagraphFont" style:family="text">
      <style:text-properties style:font-name="Helvetica" style:font-name-complex="Helvetica" style:font-weight-complex="bold" fo:font-size="10.5pt" style:font-size-asian="10.5pt" style:font-size-complex="10.5pt" fo:language="fr" fo:country="FR"/>
    </style:style>
    <style:style style:name="T66" style:parent-style-name="DefaultParagraphFont" style:family="text">
      <style:text-properties style:font-name="Helvetica" style:font-name-asian="Times New Roman" style:font-name-complex="Helvetica" fo:font-style="italic" style:font-style-asian="italic" style:font-style-complex="italic" fo:color="#808080" fo:font-size="10.5pt" style:font-size-asian="10.5pt" style:font-size-complex="10.5pt" fo:language="en" fo:country="GB" style:language-asian="en" style:country-asian="GB"/>
    </style:style>
    <style:style style:name="T67" style:parent-style-name="DefaultParagraphFont" style:family="text">
      <style:text-properties style:font-name="Helvetica" style:font-name-complex="Helvetica" style:font-weight-complex="bold" fo:font-size="10.5pt" style:font-size-asian="10.5pt" style:font-size-complex="10.5pt" fo:language="fr" fo:country="FR"/>
    </style:style>
    <style:style style:name="P68" style:parent-style-name="BodyText" style:family="paragraph">
      <style:paragraph-properties>
        <style:tab-stops>
          <style:tab-stop style:type="left" style:position="1.927in"/>
          <style:tab-stop style:type="center" style:position="3.6618in"/>
        </style:tab-stops>
      </style:paragraph-properties>
    </style:style>
    <style:style style:name="TableRow69" style:family="table-row">
      <style:table-row-properties/>
    </style:style>
    <style:style style:name="TableCell70" style:family="table-cell">
      <style:table-cell-properties fo:border="0.0069in solid #BFBFBF" style:writing-mode="lr-tb" fo:padding-top="0in" fo:padding-left="0.075in" fo:padding-bottom="0in" fo:padding-right="0.075in"/>
    </style:style>
    <style:style style:name="T71" style:parent-style-name="DefaultParagraphFont" style:family="text">
      <style:text-properties style:font-name="Helvetica" style:font-name-complex="Helvetica" style:font-weight-complex="bold" fo:font-size="10.5pt" style:font-size-asian="10.5pt" style:font-size-complex="10.5pt" fo:language="fr" fo:country="FR"/>
    </style:style>
    <style:style style:name="T72" style:parent-style-name="DefaultParagraphFont" style:family="text">
      <style:text-properties style:font-name="Helvetica" style:font-name-asian="Times New Roman" style:font-name-complex="Helvetica" fo:font-style="italic" style:font-style-asian="italic" style:font-style-complex="italic" fo:color="#808080" fo:font-size="10.5pt" style:font-size-asian="10.5pt" style:font-size-complex="10.5pt" fo:language="fr" fo:country="FR" style:language-asian="en" style:country-asian="GB"/>
    </style:style>
    <style:style style:name="T73" style:parent-style-name="DefaultParagraphFont" style:family="text">
      <style:text-properties style:font-name="Helvetica" style:font-name-complex="Helvetica" style:font-weight-complex="bold" fo:font-size="10.5pt" style:font-size-asian="10.5pt" style:font-size-complex="10.5pt" fo:language="fr" fo:country="FR"/>
    </style:style>
    <style:style style:name="P74" style:parent-style-name="BodyText" style:family="paragraph">
      <style:text-properties fo:language="fr" fo:country="FR"/>
    </style:style>
    <style:style style:name="TableCell75" style:family="table-cell">
      <style:table-cell-properties fo:border="0.0069in solid #BFBFBF" style:writing-mode="lr-tb" fo:padding-top="0in" fo:padding-left="0.075in" fo:padding-bottom="0in" fo:padding-right="0.075in"/>
    </style:style>
    <style:style style:name="T76" style:parent-style-name="DefaultParagraphFont" style:family="text">
      <style:text-properties style:font-name="Helvetica" style:font-name-asian="Times New Roman" style:font-name-complex="Helvetica" fo:font-size="10.5pt" style:font-size-asian="10.5pt" style:font-size-complex="10.5pt" style:language-asian="en" style:country-asian="GB"/>
    </style:style>
    <style:style style:name="T77" style:parent-style-name="DefaultParagraphFont" style:family="text">
      <style:text-properties style:font-name="Helvetica" style:font-name-asian="Times New Roman" style:font-name-complex="Helvetica" fo:font-style="italic" style:font-style-asian="italic" style:font-style-complex="italic" fo:color="#808080" fo:font-size="10.5pt" style:font-size-asian="10.5pt" style:font-size-complex="10.5pt" style:language-asian="en" style:country-asian="GB"/>
    </style:style>
    <style:style style:name="T78" style:parent-style-name="DefaultParagraphFont" style:family="text">
      <style:text-properties style:font-name="Helvetica" style:font-name-asian="Times New Roman" style:font-name-complex="Helvetica" fo:font-size="10.5pt" style:font-size-asian="10.5pt" style:font-size-complex="10.5pt" style:language-asian="en" style:country-asian="GB"/>
    </style:style>
    <style:style style:name="P79" style:parent-style-name="Normal" style:family="paragraph">
      <style:paragraph-properties fo:text-align="justify" fo:margin-right="-0.0006in">
        <style:tab-stops>
          <style:tab-stop style:type="left" style:position="3.5437in"/>
          <style:tab-stop style:type="left" style:position="3.9375in"/>
        </style:tab-stops>
      </style:paragraph-properties>
      <style:text-properties style:font-name="Helvetica" style:font-name-asian="Times New Roman" style:font-name-complex="Helvetica" fo:color="#212121" fo:font-size="10.5pt" style:font-size-asian="10.5pt" style:font-size-complex="10.5pt" style:language-asian="en" style:country-asian="GB"/>
    </style:style>
    <style:style style:name="P80" style:parent-style-name="Normal" style:family="paragraph">
      <style:paragraph-properties fo:text-align="justify"/>
    </style:style>
    <style:style style:name="T81" style:parent-style-name="DefaultParagraphFont" style:family="text">
      <style:text-properties style:font-name="Helvetica" style:font-name-asian="Times New Roman" style:font-name-complex="Helvetica" fo:color="#212121" fo:font-size="10.5pt" style:font-size-asian="10.5pt" style:font-size-complex="10.5pt" style:language-asian="en" style:country-asian="GB"/>
    </style:style>
    <style:style style:name="P82" style:parent-style-name="Normal" style:family="paragraph">
      <style:paragraph-properties fo:text-align="justify"/>
      <style:text-properties style:font-name="Helvetica" style:font-name-asian="Times New Roman" style:font-name-complex="Helvetica" fo:font-style="italic" style:font-style-asian="italic" style:font-style-complex="italic" fo:color="#FFFFFF" fo:font-size="10.5pt" style:font-size-asian="10.5pt" style:font-size-complex="10.5pt" fo:language="en" fo:country="GB" style:language-asian="en" style:country-asian="GB"/>
    </style:style>
    <style:style style:name="P83" style:parent-style-name="Normal" style:family="paragraph">
      <style:paragraph-properties fo:text-align="justify"/>
      <style:text-properties style:font-name="Helvetica" style:font-name-asian="Times New Roman" style:font-name-complex="Helvetica" fo:color="#FFFFFF" fo:font-size="10.5pt" style:font-size-asian="10.5pt" style:font-size-complex="10.5pt" fo:language="en" fo:country="GB" style:language-asian="en" style:country-asian="GB"/>
    </style:style>
    <style:style style:name="P84" style:parent-style-name="Normal" style:family="paragraph">
      <style:paragraph-properties fo:text-align="justify"/>
    </style:style>
    <style:style style:name="T85" style:parent-style-name="DefaultParagraphFont" style:family="text">
      <style:text-properties style:font-name="Helvetica" style:font-name-asian="Times New Roman" style:font-name-complex="Helvetica" fo:color="#212121" fo:font-size="10.5pt" style:font-size-asian="10.5pt" style:font-size-complex="10.5pt" style:language-asian="en" style:country-asian="GB"/>
    </style:style>
    <style:style style:name="T86" style:parent-style-name="DefaultParagraphFont" style:family="text">
      <style:text-properties style:font-name="Helvetica" style:font-name-asian="Times New Roman" style:font-name-complex="Helvetica" fo:color="#212121" fo:font-size="10.5pt" style:font-size-asian="10.5pt" style:font-size-complex="10.5pt" style:language-asian="en" style:country-asian="GB"/>
    </style:style>
    <style:style style:name="T87" style:parent-style-name="DefaultParagraphFont" style:family="text">
      <style:text-properties style:font-name="Helvetica" style:font-name-asian="Times New Roman" style:font-name-complex="Helvetica" fo:color="#212121" fo:font-size="10.5pt" style:font-size-asian="10.5pt" style:font-size-complex="10.5pt" style:language-asian="en" style:country-asian="GB"/>
    </style:style>
    <style:style style:name="T88" style:parent-style-name="DefaultParagraphFont" style:family="text">
      <style:text-properties style:font-name="Helvetica" style:font-name-asian="Times New Roman" style:font-name-complex="Helvetica" fo:color="#212121" fo:font-size="10.5pt" style:font-size-asian="10.5pt" style:font-size-complex="10.5pt" style:language-asian="en" style:country-asian="GB"/>
    </style:style>
    <style:style style:name="P89" style:parent-style-name="Normal" style:family="paragraph">
      <style:paragraph-properties fo:text-align="justify"/>
      <style:text-properties style:font-name="Helvetica" style:font-name-asian="Times New Roman" style:font-name-complex="Helvetica" fo:font-style="italic" style:font-style-asian="italic" style:font-style-complex="italic" fo:color="#FFFFFF" fo:font-size="10.5pt" style:font-size-asian="10.5pt" style:font-size-complex="10.5pt" fo:language="en" fo:country="GB" style:language-asian="en" style:country-asian="GB"/>
    </style:style>
    <style:style style:name="P90" style:parent-style-name="Normal" style:family="paragraph">
      <style:paragraph-properties fo:text-align="justify"/>
      <style:text-properties style:font-name="Helvetica" style:font-name-asian="Times New Roman" style:font-name-complex="Helvetica" fo:font-weight="bold" style:font-weight-asian="bold" style:font-weight-complex="bold" fo:font-style="italic" style:font-style-asian="italic" style:font-style-complex="italic" fo:color="#FFFFFF" fo:font-size="10.5pt" style:font-size-asian="10.5pt" style:font-size-complex="10.5pt" fo:language="en" fo:country="GB" style:language-asian="en" style:country-asian="GB"/>
    </style:style>
    <style:style style:name="P91" style:parent-style-name="Normal" style:family="paragraph">
      <style:paragraph-properties fo:text-align="center"/>
      <style:text-properties style:font-name="Helvetica" style:font-name-asian="Times New Roman" style:font-name-complex="Helvetica" fo:font-weight="bold" style:font-weight-asian="bold" style:font-weight-complex="bold" fo:color="#212121" fo:font-size="10.5pt" style:font-size-asian="10.5pt" style:font-size-complex="10.5pt" style:language-asian="en" style:country-asian="GB"/>
    </style:style>
    <style:style style:name="P92" style:parent-style-name="Normal" style:family="paragraph">
      <style:paragraph-properties fo:text-align="justify" fo:margin-right="-0.0006in">
        <style:tab-stops>
          <style:tab-stop style:type="left" style:position="3.5437in"/>
          <style:tab-stop style:type="left" style:position="3.9375in"/>
        </style:tab-stops>
      </style:paragraph-properties>
      <style:text-properties style:font-name="Helvetica" style:font-name-asian="Times New Roman" style:font-name-complex="Helvetica" fo:font-weight="bold" style:font-weight-asian="bold" style:font-weight-complex="bold" fo:color="#212121" fo:font-size="10.5pt" style:font-size-asian="10.5pt" style:font-size-complex="10.5pt" style:language-asian="en" style:country-asian="GB"/>
    </style:style>
    <style:style style:name="P93" style:parent-style-name="Normal" style:family="paragraph">
      <style:paragraph-properties fo:text-align="justify" fo:margin-right="-0.0006in">
        <style:tab-stops>
          <style:tab-stop style:type="left" style:position="3.5437in"/>
          <style:tab-stop style:type="left" style:position="3.9375in"/>
        </style:tab-stops>
      </style:paragraph-properties>
    </style:style>
    <style:style style:name="T94" style:parent-style-name="DefaultParagraphFont" style:family="text">
      <style:text-properties style:font-name="Helvetica" style:font-name-asian="Times New Roman" style:font-name-complex="Helvetica" fo:color="#212121" fo:font-size="10.5pt" style:font-size-asian="10.5pt" style:font-size-complex="10.5pt" style:language-asian="en" style:country-asian="GB"/>
    </style:style>
    <style:style style:name="P95" style:parent-style-name="Normal" style:family="paragraph">
      <style:paragraph-properties fo:text-align="justify" fo:margin-right="-0.0006in">
        <style:tab-stops>
          <style:tab-stop style:type="left" style:position="3.5437in"/>
          <style:tab-stop style:type="left" style:position="3.9375in"/>
        </style:tab-stops>
      </style:paragraph-properties>
      <style:text-properties style:font-name="Helvetica" style:font-name-asian="Times New Roman" style:font-name-complex="Helvetica" fo:font-style="italic" style:font-style-asian="italic" style:font-style-complex="italic" fo:color="#FFFFFF" fo:font-size="10.5pt" style:font-size-asian="10.5pt" style:font-size-complex="10.5pt" fo:language="en" fo:country="GB" style:language-asian="en" style:country-asian="GB"/>
    </style:style>
    <style:style style:name="P96" style:parent-style-name="Normal" style:family="paragraph">
      <style:paragraph-properties fo:text-align="justify" fo:margin-right="-0.0006in">
        <style:tab-stops>
          <style:tab-stop style:type="left" style:position="3.5437in"/>
          <style:tab-stop style:type="left" style:position="3.9375in"/>
        </style:tab-stops>
      </style:paragraph-properties>
      <style:text-properties style:font-name="Helvetica" style:font-name-asian="Times New Roman" style:font-name-complex="Helvetica" fo:color="#FFFFFF" fo:font-size="10.5pt" style:font-size-asian="10.5pt" style:font-size-complex="10.5pt" fo:language="en" fo:country="GB" style:language-asian="en" style:country-asian="GB"/>
    </style:style>
    <style:style style:name="P97" style:parent-style-name="Normal" style:family="paragraph">
      <style:paragraph-properties fo:margin-right="-0.0006in">
        <style:tab-stops>
          <style:tab-stop style:type="left" style:position="3.5437in"/>
          <style:tab-stop style:type="left" style:position="3.9375in"/>
        </style:tab-stops>
      </style:paragraph-properties>
      <style:text-properties style:font-name="Helvetica" style:font-name-asian="Times New Roman" style:font-name-complex="Helvetica" fo:color="#FFFFFF" fo:font-size="10.5pt" style:font-size-asian="10.5pt" style:font-size-complex="10.5pt" fo:language="en" fo:country="US" style:language-asian="en" style:country-asian="GB"/>
    </style:style>
    <style:style style:name="P98" style:parent-style-name="Normal" style:family="paragraph">
      <style:paragraph-properties style:text-autospace="none" fo:text-align="justify"/>
      <style:text-properties style:font-name="Helvetica" style:font-name-asian="Times New Roman" style:font-name-complex="Helvetica" fo:font-weight="bold" style:font-weight-asian="bold" style:font-weight-complex="bold" fo:color="#212121" fo:font-size="10.5pt" style:font-size-asian="10.5pt" style:font-size-complex="10.5pt" style:text-underline-type="single" style:text-underline-style="solid" style:text-underline-width="auto" style:text-underline-mode="continuous" style:language-asian="en" style:country-asian="GB"/>
    </style:style>
    <style:style style:name="P99" style:parent-style-name="Normal" style:family="paragraph">
      <style:paragraph-properties style:text-autospace="none" fo:text-align="justify"/>
      <style:text-properties style:font-name="Helvetica" style:font-name-asian="Times New Roman" style:font-name-complex="Helvetica" fo:color="#212121" fo:font-size="10.5pt" style:font-size-asian="10.5pt" style:font-size-complex="10.5pt" style:language-asian="en" style:country-asian="GB"/>
    </style:style>
    <style:style style:name="P100" style:parent-style-name="ListParagraph" style:list-style-name="LFO2" style:family="paragraph">
      <style:paragraph-properties style:text-autospace="none" fo:text-align="justify" fo:margin-left="0.2958in">
        <style:tab-stops/>
      </style:paragraph-properties>
    </style:style>
    <style:style style:name="T101" style:parent-style-name="DefaultParagraphFont" style:family="text">
      <style:text-properties style:font-name="Helvetica" style:font-name-asian="Times New Roman" style:font-name-complex="Helvetica" fo:color="#212121" fo:font-size="10.5pt" style:font-size-asian="10.5pt" style:font-size-complex="10.5pt" style:language-asian="en" style:country-asian="GB"/>
    </style:style>
    <style:style style:name="T102" style:parent-style-name="DefaultParagraphFont" style:family="text">
      <style:text-properties style:font-name="Helvetica" style:font-name-asian="Times New Roman" style:font-name-complex="Helvetica" fo:color="#212121" fo:font-size="10.5pt" style:font-size-asian="10.5pt" style:font-size-complex="10.5pt" style:language-asian="en" style:country-asian="GB"/>
    </style:style>
    <style:style style:name="P103" style:parent-style-name="ListParagraph" style:family="paragraph">
      <style:paragraph-properties style:text-autospace="none" fo:text-align="justify" fo:margin-left="0.2958in">
        <style:tab-stops/>
      </style:paragraph-properties>
      <style:text-properties style:font-name="Helvetica" style:font-name-asian="Times New Roman" style:font-name-complex="Helvetica" fo:font-style="italic" style:font-style-asian="italic" style:font-style-complex="italic" fo:color="#808080" fo:font-size="10.5pt" style:font-size-asian="10.5pt" style:font-size-complex="10.5pt" fo:language="en" fo:country="US" style:language-asian="en" style:country-asian="GB"/>
    </style:style>
    <style:style style:name="P104" style:parent-style-name="ListParagraph" style:family="paragraph">
      <style:paragraph-properties style:text-autospace="none" fo:text-align="justify" fo:margin-left="0.2958in">
        <style:tab-stops/>
      </style:paragraph-properties>
      <style:text-properties style:font-name="Helvetica" style:font-name-asian="Times New Roman" style:font-name-complex="Helvetica" fo:color="#FFFFFF" fo:font-size="10.5pt" style:font-size-asian="10.5pt" style:font-size-complex="10.5pt" fo:language="en" fo:country="US" style:language-asian="en" style:country-asian="GB"/>
    </style:style>
    <style:style style:name="P105" style:parent-style-name="ListParagraph" style:list-style-name="LFO1" style:family="paragraph">
      <style:paragraph-properties style:text-autospace="none" fo:text-align="justify" fo:margin-left="0.2958in">
        <style:tab-stops/>
      </style:paragraph-properties>
    </style:style>
    <style:style style:name="T106" style:parent-style-name="DefaultParagraphFont" style:family="text">
      <style:text-properties style:font-name="Helvetica" style:font-name-asian="Times New Roman" style:font-name-complex="Helvetica" fo:color="#212121" fo:font-size="10.5pt" style:font-size-asian="10.5pt" style:font-size-complex="10.5pt" style:language-asian="en" style:country-asian="GB"/>
    </style:style>
    <style:style style:name="T107" style:parent-style-name="DefaultParagraphFont" style:family="text">
      <style:text-properties style:font-name="Helvetica" style:font-name-asian="Times New Roman" style:font-name-complex="Helvetica" fo:color="#212121" fo:font-size="10.5pt" style:font-size-asian="10.5pt" style:font-size-complex="10.5pt" style:language-asian="en" style:country-asian="GB"/>
    </style:style>
    <style:style style:name="T108" style:parent-style-name="DefaultParagraphFont" style:family="text">
      <style:text-properties style:font-name="Helvetica" style:font-name-asian="Times New Roman" style:font-name-complex="Helvetica" fo:color="#212121" fo:font-size="10.5pt" style:font-size-asian="10.5pt" style:font-size-complex="10.5pt" style:language-asian="en" style:country-asian="GB"/>
    </style:style>
    <style:style style:name="P109" style:parent-style-name="ListParagraph" style:family="paragraph">
      <style:paragraph-properties style:text-autospace="none" fo:text-align="justify" fo:margin-left="0.2958in">
        <style:tab-stops/>
      </style:paragraph-properties>
      <style:text-properties style:font-name="Helvetica" style:font-name-asian="Times New Roman" style:font-name-complex="Helvetica" fo:font-style="italic" style:font-style-asian="italic" style:font-style-complex="italic" fo:color="#808080" fo:font-size="10.5pt" style:font-size-asian="10.5pt" style:font-size-complex="10.5pt" fo:language="en" fo:country="US" style:language-asian="en" style:country-asian="GB"/>
    </style:style>
    <style:style style:name="P110" style:parent-style-name="Normal" style:family="paragraph">
      <style:paragraph-properties style:text-autospace="none" fo:text-align="justify"/>
      <style:text-properties style:font-name="Helvetica" style:font-name-asian="Times New Roman" style:font-name-complex="Helvetica" fo:color="#808080" fo:font-size="10.5pt" style:font-size-asian="10.5pt" style:font-size-complex="10.5pt" fo:language="en" fo:country="US" style:language-asian="en" style:country-asian="GB"/>
    </style:style>
    <style:style style:name="P111" style:parent-style-name="ListParagraph" style:list-style-name="LFO1" style:family="paragraph">
      <style:paragraph-properties style:text-autospace="none" fo:text-align="justify" fo:margin-left="0.2958in">
        <style:tab-stops/>
      </style:paragraph-properties>
    </style:style>
    <style:style style:name="T112" style:parent-style-name="DefaultParagraphFont" style:family="text">
      <style:text-properties style:font-name="Helvetica" style:font-name-asian="Times New Roman" style:font-name-complex="Helvetica" fo:color="#212121" fo:font-size="10.5pt" style:font-size-asian="10.5pt" style:font-size-complex="10.5pt" style:language-asian="en" style:country-asian="GB"/>
    </style:style>
    <style:style style:name="P113" style:parent-style-name="ListParagraph" style:family="paragraph">
      <style:paragraph-properties style:text-autospace="none" fo:text-align="justify" fo:margin-left="0.2958in">
        <style:tab-stops/>
      </style:paragraph-properties>
      <style:text-properties style:font-name="Helvetica" style:font-name-asian="Times New Roman" style:font-name-complex="Helvetica" fo:font-style="italic" style:font-style-asian="italic" style:font-style-complex="italic" fo:color="#808080" fo:font-size="10.5pt" style:font-size-asian="10.5pt" style:font-size-complex="10.5pt" fo:language="en" fo:country="US" style:language-asian="en" style:country-asian="GB"/>
    </style:style>
    <style:style style:name="P114" style:parent-style-name="ListParagraph" style:family="paragraph">
      <style:paragraph-properties fo:text-align="justify"/>
      <style:text-properties style:font-name="Helvetica" style:font-name-asian="Times New Roman" style:font-name-complex="Helvetica" fo:color="#808080" fo:font-size="10.5pt" style:font-size-asian="10.5pt" style:font-size-complex="10.5pt" fo:language="en" fo:country="US" style:language-asian="en" style:country-asian="GB"/>
    </style:style>
    <style:style style:name="P115" style:parent-style-name="ListParagraph" style:list-style-name="LFO1" style:family="paragraph">
      <style:paragraph-properties style:text-autospace="none" fo:text-align="justify" fo:margin-left="0.2958in">
        <style:tab-stops/>
      </style:paragraph-properties>
    </style:style>
    <style:style style:name="T116" style:parent-style-name="DefaultParagraphFont" style:family="text">
      <style:text-properties style:font-name="Helvetica" style:font-name-asian="Times New Roman" style:font-name-complex="Helvetica" fo:color="#212121" fo:font-size="10.5pt" style:font-size-asian="10.5pt" style:font-size-complex="10.5pt" style:language-asian="en" style:country-asian="GB"/>
    </style:style>
    <style:style style:name="P117" style:parent-style-name="ListParagraph" style:family="paragraph">
      <style:paragraph-properties style:text-autospace="none" fo:text-align="justify" fo:margin-left="0.2958in">
        <style:tab-stops/>
      </style:paragraph-properties>
      <style:text-properties style:font-name="Helvetica" style:font-name-asian="Times New Roman" style:font-name-complex="Helvetica" fo:font-style="italic" style:font-style-asian="italic" style:font-style-complex="italic" fo:color="#808080" fo:font-size="10.5pt" style:font-size-asian="10.5pt" style:font-size-complex="10.5pt" fo:language="en" fo:country="US" style:language-asian="en" style:country-asian="GB"/>
    </style:style>
    <style:style style:name="P118" style:parent-style-name="ListParagraph" style:family="paragraph">
      <style:paragraph-properties fo:text-align="justify"/>
      <style:text-properties style:font-name="Helvetica" style:font-name-asian="Times New Roman" style:font-name-complex="Helvetica" fo:color="#808080" fo:font-size="10.5pt" style:font-size-asian="10.5pt" style:font-size-complex="10.5pt" fo:language="en" fo:country="US" style:language-asian="en" style:country-asian="GB"/>
    </style:style>
    <style:style style:name="P119" style:parent-style-name="ListParagraph" style:list-style-name="LFO1" style:family="paragraph">
      <style:paragraph-properties style:text-autospace="none" fo:text-align="justify" fo:margin-left="0.2958in">
        <style:tab-stops/>
      </style:paragraph-properties>
    </style:style>
    <style:style style:name="T120" style:parent-style-name="DefaultParagraphFont" style:family="text">
      <style:text-properties style:font-name="Helvetica" style:font-name-asian="Times New Roman" style:font-name-complex="Helvetica" fo:color="#212121" fo:font-size="10.5pt" style:font-size-asian="10.5pt" style:font-size-complex="10.5pt" style:language-asian="en" style:country-asian="GB"/>
    </style:style>
    <style:style style:name="P121" style:parent-style-name="ListParagraph" style:family="paragraph">
      <style:paragraph-properties style:text-autospace="none" fo:text-align="justify" fo:margin-left="0.2958in">
        <style:tab-stops/>
      </style:paragraph-properties>
      <style:text-properties style:font-name="Helvetica" style:font-name-asian="Times New Roman" style:font-name-complex="Helvetica" fo:font-style="italic" style:font-style-asian="italic" style:font-style-complex="italic" fo:color="#808080" fo:font-size="10.5pt" style:font-size-asian="10.5pt" style:font-size-complex="10.5pt" fo:language="en" fo:country="US" style:language-asian="en" style:country-asian="GB"/>
    </style:style>
    <style:style style:name="P122" style:parent-style-name="ListParagraph" style:family="paragraph">
      <style:paragraph-properties style:text-autospace="none" fo:text-align="justify" fo:margin-left="0.2958in">
        <style:tab-stops/>
      </style:paragraph-properties>
      <style:text-properties style:font-name="Helvetica" style:font-name-asian="Times New Roman" style:font-name-complex="Helvetica" fo:color="#808080" fo:font-size="10.5pt" style:font-size-asian="10.5pt" style:font-size-complex="10.5pt" fo:language="en" fo:country="US" style:language-asian="en" style:country-asian="GB"/>
    </style:style>
    <style:style style:name="P123" style:parent-style-name="ListParagraph" style:list-style-name="LFO1" style:family="paragraph">
      <style:paragraph-properties style:text-autospace="none" fo:text-align="justify" fo:margin-left="0.2958in">
        <style:tab-stops/>
      </style:paragraph-properties>
    </style:style>
    <style:style style:name="T124" style:parent-style-name="DefaultParagraphFont" style:family="text">
      <style:text-properties style:font-name="Helvetica" style:font-name-asian="Times New Roman" style:font-name-complex="Helvetica" fo:color="#212121" fo:font-size="10.5pt" style:font-size-asian="10.5pt" style:font-size-complex="10.5pt" style:language-asian="en" style:country-asian="GB"/>
    </style:style>
    <style:style style:name="P125" style:parent-style-name="ListParagraph" style:family="paragraph">
      <style:paragraph-properties style:text-autospace="none" fo:text-align="justify" fo:margin-left="0.2958in">
        <style:tab-stops/>
      </style:paragraph-properties>
      <style:text-properties style:font-name="Helvetica" style:font-name-asian="Times New Roman" style:font-name-complex="Helvetica" fo:font-style="italic" style:font-style-asian="italic" style:font-style-complex="italic" fo:color="#808080" fo:font-size="10.5pt" style:font-size-asian="10.5pt" style:font-size-complex="10.5pt" fo:language="en" fo:country="US" style:language-asian="en" style:country-asian="GB"/>
    </style:style>
    <style:style style:name="P126" style:parent-style-name="Normal" style:family="paragraph">
      <style:paragraph-properties style:text-autospace="none" fo:text-align="justify"/>
      <style:text-properties style:font-name="Helvetica" style:font-name-asian="Times New Roman" style:font-name-complex="Helvetica" fo:font-style="italic" style:font-style-asian="italic" style:font-style-complex="italic" fo:color="#808080" fo:font-size="10.5pt" style:font-size-asian="10.5pt" style:font-size-complex="10.5pt" fo:language="en" fo:country="US" style:language-asian="en" style:country-asian="GB"/>
    </style:style>
    <style:style style:name="P127" style:parent-style-name="Normal" style:family="paragraph">
      <style:paragraph-properties style:text-autospace="none" fo:text-align="justify"/>
    </style:style>
    <style:style style:name="T128" style:parent-style-name="DefaultParagraphFont" style:family="text">
      <style:text-properties style:font-name="Helvetica" style:font-name-asian="Times New Roman" style:font-name-complex="Helvetica" fo:color="#212121" fo:font-size="10.5pt" style:font-size-asian="10.5pt" style:font-size-complex="10.5pt" style:language-asian="en" style:country-asian="GB"/>
    </style:style>
    <style:style style:name="P129" style:parent-style-name="Normal" style:family="paragraph">
      <style:paragraph-properties style:text-autospace="none" fo:text-align="justify"/>
    </style:style>
    <style:style style:name="T130" style:parent-style-name="DefaultParagraphFont" style:family="text">
      <style:text-properties style:font-name="Helvetica" style:font-name-asian="Times New Roman" style:font-name-complex="Helvetica" fo:font-style="italic" style:font-style-asian="italic" style:font-style-complex="italic" fo:color="#808080" fo:font-size="10.5pt" style:font-size-asian="10.5pt" style:font-size-complex="10.5pt" fo:language="en" fo:country="US" style:language-asian="en" style:country-asian="GB"/>
    </style:style>
    <style:style style:name="T131" style:parent-style-name="DefaultParagraphFont" style:family="text">
      <style:text-properties style:font-name="Helvetica" style:font-name-asian="Times New Roman" style:font-name-complex="Helvetica" fo:font-weight="bold" style:font-weight-asian="bold" style:font-weight-complex="bold" fo:font-style="italic" style:font-style-asian="italic" style:font-style-complex="italic" fo:color="#808080" fo:font-size="10.5pt" style:font-size-asian="10.5pt" style:font-size-complex="10.5pt" fo:language="en" fo:country="US" style:language-asian="en" style:country-asian="GB"/>
    </style:style>
    <style:style style:name="T132" style:parent-style-name="DefaultParagraphFont" style:family="text">
      <style:text-properties style:font-name="Helvetica" style:font-name-asian="Times New Roman" style:font-name-complex="Helvetica" fo:font-style="italic" style:font-style-asian="italic" style:font-style-complex="italic" fo:color="#808080" fo:font-size="10.5pt" style:font-size-asian="10.5pt" style:font-size-complex="10.5pt" fo:language="en" fo:country="US" style:language-asian="en" style:country-asian="GB"/>
    </style:style>
    <style:style style:name="T133" style:parent-style-name="DefaultParagraphFont" style:family="text">
      <style:text-properties style:font-name="Helvetica" style:font-name-asian="Times New Roman" style:font-name-complex="Helvetica" fo:color="#808080" fo:font-size="10.5pt" style:font-size-asian="10.5pt" style:font-size-complex="10.5pt" fo:language="en" fo:country="US" style:language-asian="en" style:country-asian="GB"/>
    </style:style>
    <style:style style:name="P134" style:parent-style-name="Normal" style:family="paragraph">
      <style:paragraph-properties style:text-autospace="none" fo:text-align="justify"/>
      <style:text-properties style:font-name="Helvetica" style:font-name-asian="Times New Roman" style:font-name-complex="Helvetica" fo:color="#212121" fo:font-size="10.5pt" style:font-size-asian="10.5pt" style:font-size-complex="10.5pt" fo:language="en" fo:country="US" style:language-asian="en" style:country-asian="GB"/>
    </style:style>
    <style:style style:name="P135" style:parent-style-name="Normal" style:family="paragraph">
      <style:paragraph-properties fo:text-align="justify" fo:margin-right="-0.0006in">
        <style:tab-stops>
          <style:tab-stop style:type="left" style:position="3.5437in"/>
          <style:tab-stop style:type="left" style:position="3.9375in"/>
        </style:tab-stops>
      </style:paragraph-properties>
    </style:style>
    <style:style style:name="T136" style:parent-style-name="DefaultParagraphFont" style:family="text">
      <style:text-properties style:font-name="Helvetica" style:font-name-asian="Times New Roman" style:font-name-complex="Helvetica" fo:color="#212121" fo:font-size="10.5pt" style:font-size-asian="10.5pt" style:font-size-complex="10.5pt" style:language-asian="en" style:country-asian="GB"/>
    </style:style>
    <style:style style:name="T137" style:parent-style-name="DefaultParagraphFont" style:family="text">
      <style:text-properties style:font-name="Helvetica" style:font-name-asian="Times New Roman" style:font-name-complex="Helvetica" fo:color="#212121" fo:font-size="10.5pt" style:font-size-asian="10.5pt" style:font-size-complex="10.5pt" style:language-asian="en" style:country-asian="GB"/>
    </style:style>
    <style:style style:name="T138" style:parent-style-name="DefaultParagraphFont" style:family="text">
      <style:text-properties style:font-name="Helvetica" style:font-name-asian="Times New Roman" style:font-name-complex="Helvetica" fo:color="#212121" fo:font-size="10.5pt" style:font-size-asian="10.5pt" style:font-size-complex="10.5pt" style:language-asian="en" style:country-asian="GB"/>
    </style:style>
    <style:style style:name="T139" style:parent-style-name="DefaultParagraphFont" style:family="text">
      <style:text-properties style:font-name="Helvetica" style:font-name-asian="Times New Roman" style:font-name-complex="Helvetica" fo:color="#212121" fo:font-size="10.5pt" style:font-size-asian="10.5pt" style:font-size-complex="10.5pt" style:language-asian="en" style:country-asian="GB"/>
    </style:style>
    <style:style style:name="P140" style:parent-style-name="Normal" style:family="paragraph">
      <style:paragraph-properties fo:text-align="justify" fo:margin-right="-0.0006in">
        <style:tab-stops>
          <style:tab-stop style:type="left" style:position="3.5437in"/>
          <style:tab-stop style:type="left" style:position="3.9375in"/>
        </style:tab-stops>
      </style:paragraph-properties>
      <style:text-properties style:font-name="Helvetica" style:font-name-asian="Times New Roman" style:font-name-complex="Helvetica" fo:color="#808080" fo:font-size="10.5pt" style:font-size-asian="10.5pt" style:font-size-complex="10.5pt" style:language-asian="en" style:country-asian="GB"/>
    </style:style>
    <style:style style:name="P141" style:parent-style-name="Normal" style:family="paragraph">
      <style:paragraph-properties fo:text-align="justify" fo:margin-right="-0.0006in">
        <style:tab-stops>
          <style:tab-stop style:type="left" style:position="3.5437in"/>
          <style:tab-stop style:type="left" style:position="3.9375in"/>
        </style:tab-stops>
      </style:paragraph-properties>
    </style:style>
    <style:style style:name="T142" style:parent-style-name="DefaultParagraphFont" style:family="text">
      <style:text-properties style:font-name="Helvetica" style:font-name-asian="Times New Roman" style:font-name-complex="Helvetica" fo:font-style="italic" style:font-style-asian="italic" style:font-style-complex="italic" fo:color="#808080" fo:font-size="10.5pt" style:font-size-asian="10.5pt" style:font-size-complex="10.5pt" fo:language="en" fo:country="GB" style:language-asian="en" style:country-asian="GB"/>
    </style:style>
    <style:style style:name="T143" style:parent-style-name="DefaultParagraphFont" style:family="text">
      <style:text-properties fo:language="en" fo:country="GB"/>
    </style:style>
    <style:style style:name="T144" style:parent-style-name="DefaultParagraphFont" style:family="text">
      <style:text-properties style:font-name="Helvetica" style:font-name-asian="Times New Roman" style:font-name-complex="Helvetica" fo:font-style="italic" style:font-style-asian="italic" style:font-style-complex="italic" fo:color="#808080" fo:font-size="10.5pt" style:font-size-asian="10.5pt" style:font-size-complex="10.5pt" fo:language="en" fo:country="GB" style:language-asian="en" style:country-asian="GB"/>
    </style:style>
    <style:style style:name="P145" style:parent-style-name="Normal" style:family="paragraph">
      <style:paragraph-properties fo:text-align="justify" fo:margin-right="-0.0006in">
        <style:tab-stops>
          <style:tab-stop style:type="left" style:position="3.5437in"/>
          <style:tab-stop style:type="left" style:position="3.9375in"/>
        </style:tab-stops>
      </style:paragraph-properties>
      <style:text-properties style:font-name="Helvetica" style:font-name-asian="Times New Roman" style:font-name-complex="Helvetica" fo:color="#808080" fo:font-size="10.5pt" style:font-size-asian="10.5pt" style:font-size-complex="10.5pt" fo:language="en" fo:country="GB" style:language-asian="en" style:country-asian="GB"/>
    </style:style>
    <style:style style:name="P146" style:parent-style-name="Normal" style:family="paragraph">
      <style:paragraph-properties fo:text-align="justify" fo:margin-right="-0.0006in">
        <style:tab-stops>
          <style:tab-stop style:type="left" style:position="3.5437in"/>
          <style:tab-stop style:type="left" style:position="3.9375in"/>
        </style:tab-stops>
      </style:paragraph-properties>
    </style:style>
    <style:style style:name="T147" style:parent-style-name="DefaultParagraphFont" style:family="text">
      <style:text-properties style:font-name="Helvetica" style:font-name-asian="Times New Roman" style:font-name-complex="Helvetica" fo:color="#212121" fo:font-size="10.5pt" style:font-size-asian="10.5pt" style:font-size-complex="10.5pt" style:language-asian="en" style:country-asian="GB"/>
    </style:style>
    <style:style style:name="T148" style:parent-style-name="DefaultParagraphFont" style:family="text">
      <style:text-properties style:font-name="Helvetica" style:font-name-asian="Times New Roman" style:font-name-complex="Helvetica" fo:color="#FFFFFF" fo:font-size="10.5pt" style:font-size-asian="10.5pt" style:font-size-complex="10.5pt" style:language-asian="en" style:country-asian="GB"/>
    </style:style>
    <style:style style:name="P149" style:parent-style-name="Normal" style:family="paragraph">
      <style:paragraph-properties fo:text-align="justify" fo:margin-right="-0.0006in">
        <style:tab-stops>
          <style:tab-stop style:type="left" style:position="3.5437in"/>
          <style:tab-stop style:type="left" style:position="3.9375in"/>
        </style:tab-stops>
      </style:paragraph-properties>
      <style:text-properties style:font-name="Helvetica" style:font-name-asian="Times New Roman" style:font-name-complex="Helvetica" fo:font-style="italic" style:font-style-asian="italic" style:font-style-complex="italic" fo:color="#808080" fo:font-size="10.5pt" style:font-size-asian="10.5pt" style:font-size-complex="10.5pt" fo:language="en" fo:country="GB" style:language-asian="en" style:country-asian="GB"/>
    </style:style>
    <style:style style:name="P150" style:parent-style-name="Normal" style:family="paragraph">
      <style:text-properties style:font-name="Helvetica" style:font-name-asian="Times New Roman" style:font-name-complex="Helvetica" fo:color="#808080" fo:font-size="10.5pt" style:font-size-asian="10.5pt" style:font-size-complex="10.5pt" fo:language="en" fo:country="US" style:language-asian="en" style:country-asian="GB"/>
    </style:style>
    <style:style style:name="P151" style:parent-style-name="Normal" style:family="paragraph">
      <style:text-properties style:font-name="Helvetica" style:font-name-asian="Times New Roman" style:font-name-complex="Helvetica" fo:color="#212121" fo:font-size="10.5pt" style:font-size-asian="10.5pt" style:font-size-complex="10.5pt" fo:language="en" fo:country="US" style:language-asian="en" style:country-asian="GB"/>
    </style:style>
    <style:style style:name="P152" style:parent-style-name="Normal" style:family="paragraph">
      <style:text-properties style:font-name="Helvetica" style:font-name-asian="Times New Roman" style:font-name-complex="Helvetica" fo:color="#212121" fo:font-size="10.5pt" style:font-size-asian="10.5pt" style:font-size-complex="10.5pt" fo:language="en" fo:country="US" style:language-asian="en" style:country-asian="GB"/>
    </style:style>
    <style:style style:name="P153" style:parent-style-name="Normal" style:family="paragraph">
      <style:text-properties style:font-name="Helvetica" style:font-name-asian="Times New Roman" style:font-name-complex="Helvetica" fo:color="#212121" fo:font-size="10.5pt" style:font-size-asian="10.5pt" style:font-size-complex="10.5pt" fo:language="en" fo:country="US" style:language-asian="en" style:country-asian="GB"/>
    </style:style>
    <style:style style:name="P154" style:parent-style-name="Normal" style:family="paragraph">
      <style:text-properties style:font-name="Helvetica" style:font-name-asian="Times New Roman" style:font-name-complex="Helvetica" fo:color="#212121" fo:font-size="10.5pt" style:font-size-asian="10.5pt" style:font-size-complex="10.5pt" fo:language="en" fo:country="US" style:language-asian="en" style:country-asian="GB"/>
    </style:style>
    <style:style style:name="TableColumn156" style:family="table-column">
      <style:table-column-properties style:column-width="3.7368in"/>
    </style:style>
    <style:style style:name="TableColumn157" style:family="table-column">
      <style:table-column-properties style:column-width="3.7375in"/>
    </style:style>
    <style:style style:name="Table155" style:family="table">
      <style:table-properties style:width="7.4743in" fo:margin-left="0in" table:align="left"/>
    </style:style>
    <style:style style:name="TableRow158" style:family="table-row">
      <style:table-row-properties/>
    </style:style>
    <style:style style:name="TableCell159" style:family="table-cell">
      <style:table-cell-properties fo:border="none" style:writing-mode="lr-tb" fo:padding-top="0in" fo:padding-left="0.075in" fo:padding-bottom="0in" fo:padding-right="0.075in"/>
    </style:style>
    <style:style style:name="P160" style:parent-style-name="Normal" style:family="paragraph">
      <style:text-properties fo:language="en" fo:country="GB"/>
    </style:style>
    <style:style style:name="TableCell161" style:family="table-cell">
      <style:table-cell-properties fo:border="none" style:writing-mode="lr-tb" fo:padding-top="0in" fo:padding-left="0.075in" fo:padding-bottom="0in" fo:padding-right="0.075in"/>
    </style:style>
    <style:style style:name="P162" style:parent-style-name="Normal" style:family="paragraph">
      <style:text-properties fo:language="en" fo:country="GB"/>
    </style:style>
    <style:style style:family="graphic" style:name="a2" style:parent-style-name="Graphics">
      <style:graphic-properties fo:wrap-option="wrap" fo:border="0.01042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3" style:parent-style-name="Graphics">
      <style:graphic-properties fo:wrap-option="wrap" fo:border="0.01042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4" style:parent-style-name="Graphics">
      <style:graphic-properties fo:wrap-option="no-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ge" style:horizontal-pos="from-left" style:vertical-pos="from-top" draw:auto-grow-width="true" draw:auto-grow-height="true"/>
      <style:paragraph-properties style:font-independent-line-spacing="true" style:writing-mode="lr-tb"/>
    </style:style>
  </office:automatic-styles>
  <office:body>
    <office:text text:use-soft-page-breaks="true">
      <text:p text:style-name="P1"><text:span text:style-name="T7"><draw:frame draw:z-index="251661312" draw:id="id1" draw:style-name="a2" draw:name="Text Box 2" text:anchor-type="paragraph" svg:x="4.49167in" svg:y="-0.00139in" svg:width="2.58125in" svg:height="1.53542in" style:rel-width="scale" style:rel-height="scale"><draw:text-box><text:p text:style-name="Normal">Date :<text:s/></text:p></draw:text-box><svg:title/><svg:desc/></draw:frame></text:span></text:p>
      <text:p text:style-name="P8"><text:span text:style-name="T9"><draw:frame draw:z-index="251663360" draw:id="id2" draw:style-name="a3" draw:name="Text Box 2" text:anchor-type="paragraph" svg:x="4.49167in" svg:y="0.14375in" svg:width="2.58125in" svg:height="1.53542in" style:rel-width="scale" style:rel-height="scale"><draw:text-box><text:p text:style-name="Normal">Ref :<text:s/></text:p></draw:text-box><svg:title/><svg:desc/></draw:frame></text:span></text:p>
      <text:p text:style-name="P10"/>
      <text:p text:style-name="P11"/>
      <text:p text:style-name="P12"/>
      <text:p text:style-name="P13"/>
      <text:p text:style-name="P14"><draw:frame draw:z-index="251659264" draw:id="id3" draw:style-name="a4" draw:name="Text Box 1" text:anchor-type="paragraph" svg:x="-0.30208in" svg:y="0.90625in" svg:width="3.52778in" svg:height="0.85in" style:rel-width="scale" style:rel-height="scale"><draw:text-box><text:p text:style-name="P15">LYON INSTITUTE FOR<text:s/></text:p><text:p text:style-name="P16">GEOSTRATEGY &amp; MULTICULTURAL</text:p><text:p text:style-name="P17">RELATIONS</text:p></draw:text-box><svg:title/><svg:desc/></draw:frame></text:p>
      <text:p text:style-name="P18"/>
      <text:p text:style-name="P19">LETTER OF ACCEPTANCE</text:p>
      <text:p text:style-name="P20"/>
      <text:p text:style-name="P21">CONGRATULATIONS !</text:p>
      <text:p text:style-name="P22"/>
      <text:p text:style-name="P23">LYON INSTITUTE FOR GEOSTRATEGY AND MULTICULTURAL RELATIONS – LIGMR, Confirm the below student<text:s/>admissions for the below mentioned program and intake.<text:s/></text:p>
      <text:p text:style-name="P24"/>
      <table:table table:style-name="Table25">
        <table:table-columns>
          <table:table-column table:style-name="TableColumn26"/>
          <table:table-column table:style-name="TableColumn27"/>
        </table:table-columns>
        <table:table-row table:style-name="TableRow28">
          <table:table-cell table:style-name="TableCell29">
            <text:p text:style-name="BodyText"><text:span text:style-name="T30">Nom /<text:s/></text:span><text:span text:style-name="T31">Family Name<text:s/></text:span><text:span text:style-name="T32">:<text:s/></text:span></text:p>
            <text:p text:style-name="BodyText"/>
          </table:table-cell>
          <table:table-cell table:style-name="TableCell33">
            <text:p text:style-name="Normal"><text:span text:style-name="T34">Date</text:span><text:span text:style-name="T35"><text:s/>de</text:span><text:span text:style-name="T36"><text:s/>début d</text:span><text:span text:style-name="T37">u programme</text:span><text:span text:style-name="T38"><text:s/>/<text:s/></text:span><text:span text:style-name="T39">Program start date</text:span><text:span text:style-name="T40"><text:s/>:</text:span></text:p>
            <text:p text:style-name="Normal"/>
          </table:table-cell>
        </table:table-row>
        <table:table-row table:style-name="TableRow41">
          <table:table-cell table:style-name="TableCell42">
            <text:p text:style-name="BodyText"><text:span text:style-name="T43">Prénom /<text:s/></text:span><text:span text:style-name="T44">First Name<text:s/></text:span><text:span text:style-name="T45">:<text:s/></text:span></text:p>
            <text:p text:style-name="BodyText"/>
          </table:table-cell>
          <table:table-cell table:style-name="TableCell46">
            <text:p text:style-name="Normal"><text:span text:style-name="T47">Date</text:span><text:span text:style-name="T48"><text:s/>de</text:span><text:span text:style-name="T49"><text:s/>fin d</text:span><text:span text:style-name="T50">u</text:span><text:span text:style-name="T51"><text:s/></text:span><text:span text:style-name="T52">programme</text:span><text:span text:style-name="T53"><text:s/>/<text:s/></text:span><text:span text:style-name="T54">Program completion date</text:span><text:span text:style-name="T55"><text:s/>:<text:s/></text:span></text:p>
            <text:p text:style-name="P56"/>
          </table:table-cell>
        </table:table-row>
        <table:table-row table:style-name="TableRow57">
          <table:table-cell table:style-name="TableCell58">
            <text:p text:style-name="P59"><text:span text:style-name="T60">N° Passeport /<text:s/></text:span><text:span text:style-name="T61">Passport Number<text:s/></text:span><text:span text:style-name="T62">:<text:s/></text:span></text:p>
            <text:p text:style-name="P63"/>
          </table:table-cell>
          <table:table-cell table:style-name="TableCell64">
            <text:p text:style-name="BodyText"><text:span text:style-name="T65">Nationalité /<text:s/></text:span><text:span text:style-name="T66">Nationality</text:span><text:span text:style-name="T67"> :<text:s/></text:span></text:p>
            <text:p text:style-name="P68"/>
          </table:table-cell>
        </table:table-row>
        <table:table-row table:style-name="TableRow69">
          <table:table-cell table:style-name="TableCell70">
            <text:p text:style-name="BodyText"><text:span text:style-name="T71">Date de Naissance /<text:s/></text:span><text:span text:style-name="T72">Date of Birth</text:span><text:span text:style-name="T73"> :<text:s/></text:span></text:p>
            <text:p text:style-name="P74"/>
          </table:table-cell>
          <table:table-cell table:style-name="TableCell75">
            <text:p text:style-name="Normal"><text:span text:style-name="T76">Type de Présence /<text:s/></text:span><text:span text:style-name="T77">Type of Attendance</text:span><text:span text:style-name="T78"><text:s/>:<text:s/></text:span></text:p>
            <text:p text:style-name="Normal"/>
          </table:table-cell>
        </table:table-row>
      </table:table>
      <text:p text:style-name="P79"/>
      <text:p text:style-name="P80"><text:span text:style-name="T81">a été accepté en première année de MBA (Bac+4) – MBA in International Business.</text:span></text:p>
      <text:p text:style-name="P82">has been accepted into the first year of the MBA program<text:s/>(Bac+4) – MBA in International Business.</text:p>
      <text:p text:style-name="P83"/>
      <text:p text:style-name="P84"><text:span text:style-name="T85">Cette formation fait partie d’un cycle de 2 ans dont la première année est assurée par LIGMR et la dernière année par<text:s/></text:span><text:span text:style-name="T86">MBway<text:s/></text:span><text:span text:style-name="T87">Management and Business School</text:span><text:span text:style-name="T88"><text:s/>qui délivrera aux étudiants ayant réussi aux examens et validé toutes les exigences académiques le titre suivant :</text:span></text:p>
      <text:p text:style-name="P89">This program is part of a 2-years cycle, the first year of which is assured by LIGMR and the final year by MBway Management and Business School Lyon Campus, which will award students who have passed all exams and academic requirements of the following degree:</text:p>
      <text:p text:style-name="P90"/>
      <text:p text:style-name="P91">« Manager du Développement Commercial », IPAC - Arrêté du 22 janvier 2022 portant enregistrement au Répertoire National des Certifications Professionnelles au niveau 7, RNCP36149, 300 ECTS<text:s/></text:p>
      <text:p text:style-name="P92"/>
      <text:p text:style-name="P93"><text:span text:style-name="T94">Le programme est entièrement enseigné en anglais.</text:span></text:p>
      <text:p text:style-name="P95">The program is taught entirely in English.</text:p>
      <text:p text:style-name="P96"/>
      <text:p text:style-name="P97"/>
      <text:p text:style-name="P98">Conditions de reimbursement / Refund Policy:</text:p>
      <text:p text:style-name="P99"/>
      <text:list text:style-name="LFO1">
        <text:list-item text:start-value="1">
          <text:p text:style-name="P100"><text:span text:style-name="T101">Si votre visa est refusé (à l'exception des documents incorrects, point 2),<text:s/></text:span><text:span text:style-name="T102">l'acompte des frais de scolarité sera remboursé avec une déduction de 500 euros à titre de frais administratifs dans les 4 semaines suivant la réception des documents officiels de refus de l'ambassade ou du consulat français concerné.</text:span></text:p>
        </text:list-item>
      </text:list>
      <text:p text:style-name="P103">If in case your visa is refused (except the wrong documentation, point 2), the deposit of the tuition fee will be refunded with a deduction of 500 Euros as an administration Fees within 4 weeks upon the reception of the official refusal documents from the concerned French Embassy or Consulate.<text:s/></text:p>
      <text:p text:style-name="P104"/>
      <text:list text:style-name="LFO1" text:continue-numbering="true">
        <text:list-item>
          <text:p text:style-name="P105"><text:span text:style-name="T106">Si votre visa est refusé en raison de la présentation de faux documents académiques ou personnels à l'</text:span><text:span text:style-name="T107">a</text:span><text:span text:style-name="T108">mbassade de France, aucun remboursement ne vous sera accordé.<text:s/></text:span></text:p>
        </text:list-item>
      </text:list>
      <text:soft-page-break/>
      <text:p text:style-name="P109">If in any case your visa is rejected with submission of false academic or personal documents to the French Embassy, then no refund will be provided to you.<text:s/></text:p>
      <text:p text:style-name="P110"/>
      <text:list text:style-name="LFO1" text:continue-numbering="true">
        <text:list-item>
          <text:p text:style-name="P111"><text:span text:style-name="T112">Si l'étudiant ne se présente pas au campus pour le programme mentionné ci-dessus, aucun remboursement ne sera effectué.</text:span></text:p>
        </text:list-item>
      </text:list>
      <text:p text:style-name="P113">If you do not appear at the Campus for the<text:s/>above-mentioned program, then no refund will be provided to you.</text:p>
      <text:p text:style-name="P114"/>
      <text:list text:style-name="LFO1" text:continue-numbering="true">
        <text:list-item>
          <text:p text:style-name="P115"><text:span text:style-name="T116">Si vous ne vous présentez pas aux cours pour quelque raison que ce soit, comme un travail à temps partiel ou un changement de ville entre deux cours, ou si vous n'avez pas informé l'école par écrit, aucun remboursement ne sera effectué.</text:span></text:p>
        </text:list-item>
      </text:list>
      <text:p text:style-name="P117">If you do not appear for the classes due to any reasons like Part Time Jobs or in between city change or no written information to the school, then no refund will be provided.</text:p>
      <text:p text:style-name="P118"/>
      <text:list text:style-name="LFO1" text:continue-numbering="true">
        <text:list-item>
          <text:p text:style-name="P119"><text:span text:style-name="T120">LIGMR se réserve le droit de mettre fin à votre candidature et à votre engagement d'étude si vous ne maintenez pas d'assiduité de 90 %. Vous ne serez plus un étudiant du LIGMR et il sera informé à la préfecture de la ville de ne pas renouveler votre visa et de prendre des mesures sévères contre vous en France.</text:span></text:p>
        </text:list-item>
      </text:list>
      <text:p text:style-name="P121">It is compulsory to have 90% of attendance, LIGMR reserves right to terminate your candidature and study engagement if you do not maintain 90% attendance. You will no more be a student of the LIGMR, and it will be informed to the prefecture of the city to not renew your visa and take strict action against you in France.</text:p>
      <text:p text:style-name="P122"/>
      <text:list text:style-name="LFO1" text:continue-numbering="true">
        <text:list-item>
          <text:p text:style-name="P123"><text:span text:style-name="T124">Si, pour quelque raison que ce soit, vous annulez votre admission après avoir versé une partie du montant total des frais d'inscription à titre d'acompte pour réserver votre place, aucun remboursement ne vous sera accordé.</text:span></text:p>
        </text:list-item>
      </text:list>
      <text:p text:style-name="P125">For any of the reasons, if you revoke your admission after paying any type of part payment of the total fee as a fee deposit to reserve your seat then no refund will be provided to you. <text:s/></text:p>
      <text:p text:style-name="P126"/>
      <text:p text:style-name="P127"><text:bookmark-start text:name="_Hlk157014305"/><text:span text:style-name="T128">Le coût de la vie à Lyon est estimé à 700 euros par mois, vous devez donc prendre les dispositions nécessaires pour l'année universitaire complète et nous fournir les justificatifs que vous devrez présenter au moment de votre demande de visa.</text:span></text:p>
      <text:p text:style-name="P129"><text:span text:style-name="T130">The living expenses in Lyon is expected<text:s/></text:span><text:span text:style-name="T131">700 Euros per month</text:span><text:span text:style-name="T132">, hence you are expected to make needful provision for the full academic year and provide us the proof of funds which you are expected to show at time of your visa application.</text:span><text:span text:style-name="T133"><text:s/></text:span></text:p>
      <text:p text:style-name="P134"/>
      <text:p text:style-name="P135"><text:span text:style-name="T136">Pour toute information<text:s/></text:span><text:span text:style-name="T137">complémentaire, veuillez contacter le service des relations internationales par téléphone au +33 (0)7 53 17 29 64 ou par e</text:span><text:span text:style-name="T138">-</text:span><text:span text:style-name="T139">mail : france@ligmr.edu.eu.</text:span></text:p>
      <text:p text:style-name="P140"/>
      <text:p text:style-name="P141"><text:span text:style-name="T142">May you need any further information, please contact International Relations by phone +33 (0)7 53 17 29 64 or by email:</text:span><text:span text:style-name="T143"><text:s/></text:span><text:span text:style-name="T144">france@ligmr.edu.eu.</text:span></text:p>
      <text:p text:style-name="P145"/>
      <text:p text:style-name="P146"><text:span text:style-name="T147">Dans l'attente de vous accueillir sur notre campus de Lyon – France</text:span><text:span text:style-name="T148">.<text:s/></text:span></text:p>
      <text:p text:style-name="P149">Looking forward to welcome you at our campus in Lyon – France.<text:s/></text:p>
      <text:p text:style-name="P150"/>
      <text:p text:style-name="P151"><text:bookmark-end text:name="_Hlk157014305"/></text:p>
      <text:p text:style-name="P152"/>
      <text:p text:style-name="P153"/>
      <text:p text:style-name="P154"/>
      <table:table table:style-name="Table155">
        <table:table-columns>
          <table:table-column table:style-name="TableColumn156"/>
          <table:table-column table:style-name="TableColumn157"/>
        </table:table-columns>
        <table:table-row table:style-name="TableRow158">
          <table:table-cell table:style-name="TableCell159">
            <text:p text:style-name="P160">LIGMR</text:p>
          </table:table-cell>
          <table:table-cell table:style-name="TableCell161">
            <text:p text:style-name="Normal">Lu et Approuvé / Read &amp; Approved</text:p>
            <text:p text:style-name="Normal">STUDENT ACCEPTANCE SIGNATURE</text:p>
            <text:p text:style-name="Normal"/>
          </table:table-cell>
        </table:table-row>
      </table:table>
      <text:p text:style-name="P16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Helvetica" svg:font-family="Helvetica" style:font-family-generic="swiss" style:font-pitch="variable" svg:panose-1="2 11 6 4 2 2 2 2 2 4"/>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1%" fo:background-color="transparent" style:tab-stop-distance="0.4916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paragraph-properties fo:margin-bottom="0in" fo:line-height="100%"/>
      <style:text-properties style:font-name-complex="Calibri" fo:hyphenate="false"/>
    </style:style>
    <style:style style:name="DefaultParagraphFont" style:display-name="Default Paragraph Font" style:family="text"/>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BodyText" style:display-name="Body Text" style:family="paragraph" style:parent-style-name="Normal">
      <style:paragraph-properties fo:widows="0" fo:orphans="0" style:text-autospace="none"/>
      <style:text-properties style:font-name="Arial" style:font-name-asian="Arial" style:font-name-complex="Arial" fo:language="en" fo:country="US" fo:hyphenate="false"/>
    </style:style>
    <style:style style:name="BodyTextChar" style:display-name="Body Text Char" style:family="text" style:parent-style-name="DefaultParagraphFont">
      <style:text-properties style:font-name="Arial" style:font-name-asian="Arial" style:font-name-complex="Arial" fo:language="en" fo:country="US"/>
    </style:style>
    <style:style style:name="ListParagraph" style:display-name="List Paragraph" style:family="paragraph" style:parent-style-name="Normal">
      <style:paragraph-properties fo:margin-left="0.5in">
        <style:tab-stops/>
      </style:paragraph-properties>
      <style:text-properties fo:hyphenate="false"/>
    </style:style>
    <style:style style:name="Header" style:display-name="Header" style:family="paragraph" style:parent-style-name="Normal">
      <style:paragraph-properties>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text-properties style:font-name="Calibri" style:font-name-asian="Calibri" style:font-name-complex="Calibri"/>
    </style:style>
    <style:style style:name="Footer" style:display-name="Footer" style:family="paragraph" style:parent-style-name="Normal">
      <style:paragraph-properties>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text-properties style:font-name="Calibri" style:font-name-asian="Calibri" style:font-name-complex="Calibri"/>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4916in" fo:margin-left="0.3937in" fo:margin-bottom="0.4916in" fo:margin-right="0.393in"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083in"/>
      </style:footer-style>
    </style:page-layout>
    <style:style style:name="T2" style:parent-style-name="DefaultParagraphFont" style:family="text">
      <style:text-properties style:font-name="Helvetica" style:font-name-asian="Helvetica" style:font-name-complex="Helvetica" fo:color="#000000"/>
    </style:style>
    <style:style style:name="T3" style:parent-style-name="DefaultParagraphFont" style:family="text">
      <style:text-properties style:font-name="Helvetica" style:font-name-asian="Helvetica" style:font-name-complex="Helvetica" fo:color="#000000"/>
    </style:style>
    <style:style style:name="P4" style:parent-style-name="Footer" style:family="paragraph">
      <style:paragraph-properties fo:text-align="center"/>
      <style:text-properties fo:language="en" fo:country="GB"/>
    </style:style>
    <style:style style:name="P5" style:parent-style-name="Footer" style:family="paragraph">
      <style:paragraph-properties fo:text-align="center"/>
      <style:text-properties fo:language="en" fo:country="GB"/>
    </style:style>
    <style:style style:name="P6" style:parent-style-name="Footer" style:family="paragraph">
      <style:paragraph-properties fo:text-align="center"/>
    </style:style>
    <style:style style:family="graphic" style:name="a0" style:parent-style-name="Graphics">
      <style:graphic-properties fo:border="0.01042in none" fo:background-color="transparent" style:wrap="parallel" style:wrap-contour="false" style:horizontal-rel="page-content" style:vertical-rel="page-content" style:horizontal-pos="from-left" style:vertical-pos="from-top"/>
    </style:style>
    <style:style style:family="graphic" style:name="a1">
      <style:graphic-properties style:wrap="run-through" style:run-through="foreground" draw:fill="solid" draw:fill-color="#313b3d" draw:opacity="100%" draw:stroke="none" style:horizontal-rel="page" style:vertical-rel="page" style:horizontal-pos="from-left" style:vertical-pos="from-top"/>
    </style:style>
  </office:automatic-styles>
  <office:master-styles>
    <style:master-page style:name="MP0" style:page-layout-name="PL0">
      <style:header>
        <text:p text:style-name="Header"><text:span text:style-name="T2"><draw:frame draw:z-index="251660288" draw:style-name="a0" draw:name="Picture 1" text:anchor-type="paragraph" svg:x="3.36042in" svg:y="-0.89653in" svg:width="0.75694in" svg:height="0.75694in" style:rel-width="scale" style:rel-height="scale"><draw:image xlink:href="media/image1.png" xlink:type="simple" xlink:show="embed" xlink:actuate="onLoad"/><svg:title/><svg:desc>A colorful shield with a lion fish and lion

Description automatically generated</svg:desc></draw:frame></text:span><text:span text:style-name="T3"><draw:custom-shape svg:x="-0.00208in" svg:y="0.00139in" svg:width="8.26389in" svg:height="0.87153in" draw:z-index="251659264" draw:id="id0" draw:style-name="a1" draw:name="officeArt object" text:anchor-type="paragraph"><svg:title/><svg:desc>officeArt object</svg:desc><draw:enhanced-geometry draw:type="non-primitive" svg:viewBox="0 0 21600 21600" draw:enhanced-path="M 0 0 L 21600 0 21600 21600 0 21600 Z N"/></draw:custom-shape></text:span></text:p>
        <text:p text:style-name="Header"/>
      </style:header>
      <style:footer>
        <text:p text:style-name="P4">Lyon Institute for Geostrategy and Multicultural Relations</text:p>
        <text:p text:style-name="P5">France Institute for Geostrategy and Multicultural Relations</text:p>
        <text:p text:style-name="P6">SAS au capital de 1<text:s/>000 euros - Siret 987 474 533 00013 - france@ligmr.edu.eu</text:p>
        <text:p text:style-name="Footer"/>
        <text:p text:style-name="Footer"/>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SONI, Ankit</meta:initial-creator>
    <dc:creator>Hitesh Bijava</dc:creator>
    <meta:creation-date>2024-03-26T09:07:00Z</meta:creation-date>
    <dc:date>2024-03-26T09:07:00Z</dc:date>
    <meta:print-date>2024-03-24T23:47:00Z</meta:print-date>
    <meta:template xlink:href="Normal" xlink:type="simple"/>
    <meta:editing-cycles>2</meta:editing-cycles>
    <meta:editing-duration>PT60S</meta:editing-duration>
    <meta:document-statistic meta:page-count="2" meta:paragraph-count="10" meta:word-count="772" meta:character-count="5167" meta:row-count="36" meta:non-whitespace-character-count="4405"/>
  </office:meta>
</office:document-meta>
</file>